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top="0.42cm" fo:margin-bottom="0.35cm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<text:span text:style-name="T1">Сессиялар мен Cooki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<text:span text:style-name="T1">Cookies және Сессиялар туралы кіріспе</text:span></text:p>
          </draw:text-box>
        </draw:frame>
        <draw:frame draw:style-name="gr2" draw:text-style-name="P4" draw:layer="layout" svg:width="26.67cm" svg:height="10.795cm" svg:x="0.635cm" svg:y="2.54cm">
          <draw:text-box>
            <text:p text:style-name="P3"><text:span text:style-name="T2">Cookies дегеніміз не?</text:span></text:p>
            <text:p text:style-name="P3"><text:span text:style-name="T3">Cookies — бұл веб-сайттың пайдаланушы браузерінде сақталатын шағын мәтіндік файлдар. Олардың ішінде әртүрлі ақпарат сақталады, мысалы, пайдаланушының жеке деректері, параметрлері немесе веб-сайтпен өзара әрекеттесуін бақылауға арналған деректер.</text:span></text:p>
            <text:p text:style-name="P3"><text:span text:style-name="T4"/></text:p>
            <text:p text:style-name="P3"><text:span text:style-name="T2">Cookies-тің қолданылуы:</text:span></text:p>
            <text:p text:style-name="P3"><text:span text:style-name="T3">Пайдаланушыны тану: Сайттар пайдаланушыларды тану үшін cookies пайдаланады. Мысалы, егер пайдаланушы бір рет сайтқа кіріп, логин жасаған болса, келесі кіргенде оны қайтадан кіру үшін құпиясөз сұрамай тануы мүмкін.</text:span></text:p>
            <text:p text:style-name="P3"><text:span text:style-name="T4"/></text:p>
            <text:p text:style-name="P3"><text:span text:style-name="T3">Таңдауларды сақтау: Көптеген веб-сайттар пайдаланушының тілін, қарау режимін немесе басқа да параметрлерін cookies көмегімен сақтайды.</text:span></text:p>
            <text:p text:style-name="P3"><text:span text:style-name="T3">Талдау және статистика: Сайттар cookies арқылы пайдаланушының әрекеттерін бақылап, оны жақсарту үшін статистика жинайд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Cookies түрлері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5">Сессиялық cookies: </text:span></text:p>
            <text:p text:style-name="P3"><text:span text:style-name="T6">Бұл cookies тек браузер жабылғанда өшеді. Олар уақытша және тек ағымдағы сессияда қолданылады.</text:span></text:p>
            <text:p text:style-name="P3"><text:span text:style-name="T7"/></text:p>
            <text:p text:style-name="P3"><text:span text:style-name="T5">Постоянды cookies: </text:span></text:p>
            <text:p text:style-name="P3"><text:span text:style-name="T6">Бұл cookies бірнеше күннен бірнеше айға дейін сақталып, браузерді қайта ашқанда да қолданылады. Олар пайдаланушының таңдауларын сақтап, сайтқа қайта кіргенде сол күйінде ұсына алады.</text:span></text:p>
            <text:p text:style-name="P3"><text:span text:style-name="T7"/></text:p>
            <text:p text:style-name="P3"><text:span text:style-name="T5">Персистентті cookies: </text:span></text:p>
            <text:p text:style-name="P3"><text:span text:style-name="T6">Олар белгілі бір уақыт кезеңіне арналған және олардың жарамдылық мерзімі аяқталғанға дейін сақталад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Cookies қалай жұмыс істейді?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2">Сервер cookies орнатады: </text:span></text:p>
            <text:p text:style-name="P3"><text:span text:style-name="T8">Веб-сайт сервері пайдаланушыға жауап ретінде cookies орнатады.</text:span></text:p>
            <text:p text:style-name="P3"><text:span text:style-name="T7"/></text:p>
            <text:p text:style-name="P3"><text:span text:style-name="T2">Cookies сақтау: </text:span></text:p>
            <text:p text:style-name="P3"><text:span text:style-name="T8">Cookies браузердің арнайы директориясында сақталады.</text:span></text:p>
            <text:p text:style-name="P3"><text:span text:style-name="T7"/></text:p>
            <text:p text:style-name="P3"><text:span text:style-name="T2">Cookies жіберу: </text:span></text:p>
            <text:p text:style-name="P3"><text:span text:style-name="T8">Әрбір келесі сұрау кезінде браузер серверге осы cookies деректерін жібереді.</text:span></text:p>
            <text:p text:style-name="P3"><text:span text:style-name="T7"/></text:p>
            <text:p text:style-name="P3"><text:span text:style-name="T2">Cookies жаңарту: </text:span></text:p>
            <text:p text:style-name="P3"><text:span text:style-name="T8">Егер сайт cookies деректерін өзгерту қажет болса, ол браузерге жаңартылған деректерді қайта жібереді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Cookies қолдану мысалдары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9">Аутентификация: </text:span></text:p>
            <text:p text:style-name="P3"><text:span text:style-name="T10">Пайдаланушы бір рет жүйеге кіргенде cookies арқылы логин және басқа ақпарат сақталып, қайтадан кіруге мүмкіндік береді.</text:span></text:p>
            <text:p text:style-name="P3"><text:span text:style-name="T7"/></text:p>
            <text:p text:style-name="P3"><text:span text:style-name="T9">Корзинадағы заттар: </text:span></text:p>
            <text:p text:style-name="P3"><text:span text:style-name="T10">Онлайн дүкендерде пайдаланушылардың себеттегі заттары cookies арқылы сақталып, басқа бетке өтсе де жоғалмайды.</text:span></text:p>
            <text:p text:style-name="P3"><text:span text:style-name="T7"/></text:p>
            <text:p text:style-name="P3"><text:span text:style-name="T9">Персонализация: </text:span></text:p>
            <text:p text:style-name="P3"><text:span text:style-name="T10">Веб-сайттар пайдаланушының қалаулары мен қызығушылықтарына негізделген контент ұсына алад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Қауіпсіздік мәселелері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11">Cookies қауіпсіздігінің бірнеше аспектілері бар:</text:span></text:p>
            <text:p text:style-name="P3"><text:span text:style-name="T11">Session hijacking: </text:span></text:p>
            <text:p text:style-name="P3"><text:span text:style-name="T12">Егер cookies дұрыс қорғалмаса, хакер сессияны ұрлап, пайдаланушының атынан әрекет етуі мүмкін.</text:span></text:p>
            <text:p text:style-name="P3"><text:span text:style-name="T7"/></text:p>
            <text:p text:style-name="P3"><text:span text:style-name="T11">XSS және CSRF шабуылдары: </text:span></text:p>
            <text:p text:style-name="P3"><text:span text:style-name="T12">Cookies арқылы әртүрлі шабуылдар жасалуы мүмкін, сондықтан оларды қорғау маңызд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<text:span text:style-name="T1">Cookies және Сессиялар туралы кіріспе</text:span></text:p>
          </draw:text-box>
        </draw:frame>
        <draw:frame draw:style-name="gr2" draw:text-style-name="P4" draw:layer="layout" svg:width="26.67cm" svg:height="10.795cm" svg:x="0.635cm" svg:y="2.54cm">
          <draw:text-box>
            <text:p text:style-name="P3"><text:span text:style-name="T2">Cookies дегеніміз не?</text:span></text:p>
            <text:p text:style-name="P3"><text:span text:style-name="T3">Cookies — бұл веб-сайттың пайдаланушы браузерінде сақталатын шағын мәтіндік файлдар. Олардың ішінде әртүрлі ақпарат сақталады, мысалы, пайдаланушының жеке деректері, параметрлері немесе веб-сайтпен өзара әрекеттесуін бақылауға арналған деректер.</text:span></text:p>
            <text:p text:style-name="P3"><text:span text:style-name="T4"/></text:p>
            <text:p text:style-name="P3"><text:span text:style-name="T2">Cookies-тің қолданылуы:</text:span></text:p>
            <text:p text:style-name="P3"><text:span text:style-name="T3">Пайдаланушыны тану: Сайттар пайдаланушыларды тану үшін cookies пайдаланады. Мысалы, егер пайдаланушы бір рет сайтқа кіріп, логин жасаған болса, келесі кіргенде оны қайтадан кіру үшін құпиясөз сұрамай тануы мүмкін.</text:span></text:p>
            <text:p text:style-name="P3"><text:span text:style-name="T4"/></text:p>
            <text:p text:style-name="P3"><text:span text:style-name="T3">Таңдауларды сақтау: Көптеген веб-сайттар пайдаланушының тілін, қарау режимін немесе басқа да параметрлерін cookies көмегімен сақтайды.</text:span></text:p>
            <text:p text:style-name="P3"><text:span text:style-name="T3">Талдау және статистика: Сайттар cookies арқылы пайдаланушының әрекеттерін бақылап, оны жақсарту үшін статистика жинайды.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Cookies-ті қорғау әдістері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13">HttpOnly: </text:span></text:p>
            <text:p text:style-name="P3"><text:span text:style-name="T14">Бұл параметр cookies-тің JavaScript арқылы қол жетімді болмауын қамтамасыз етеді.</text:span></text:p>
            <text:p text:style-name="P3"><text:span text:style-name="T7"/></text:p>
            <text:p text:style-name="P3"><text:span text:style-name="T13">Secure:</text:span><text:span text:style-name="T14"> </text:span></text:p>
            <text:p text:style-name="P3"><text:span text:style-name="T14">Бұл cookies тек қауіпсіз HTTPS байланыс арқылы жіберіледі.</text:span></text:p>
            <text:p text:style-name="P3"><text:span text:style-name="T7"/></text:p>
            <text:p text:style-name="P3"><text:span text:style-name="T13">SameSite: </text:span></text:p>
            <text:p text:style-name="P3"><text:span text:style-name="T14">Бұл параметр cookies-ті басқа сайттардан қолдануға шектеу қояд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<text:span text:style-name="T1">Cookies қалай жұмыс істейді?</text:span></text:p>
          </draw:text-box>
        </draw:frame>
        <draw:frame draw:style-name="gr2" draw:text-style-name="P4" draw:layer="layout" svg:width="26.67cm" svg:height="10.795cm" svg:x="0.635cm" svg:y="2.831cm">
          <draw:text-box>
            <text:p text:style-name="P3"><text:span text:style-name="T2">Сервер cookies орнатады: </text:span></text:p>
            <text:p text:style-name="P3"><text:span text:style-name="T8">Веб-сайт сервері пайдаланушыға жауап ретінде cookies орнатады.</text:span></text:p>
            <text:p text:style-name="P3"><text:span text:style-name="T7"/></text:p>
            <text:p text:style-name="P3"><text:span text:style-name="T2">Cookies сақтау: </text:span></text:p>
            <text:p text:style-name="P3"><text:span text:style-name="T8">Cookies браузердің арнайы директориясында сақталады.</text:span></text:p>
            <text:p text:style-name="P3"><text:span text:style-name="T7"/></text:p>
            <text:p text:style-name="P3"><text:span text:style-name="T2">Cookies жіберу: </text:span></text:p>
            <text:p text:style-name="P3"><text:span text:style-name="T8">Әрбір келесі сұрау кезінде браузер серверге осы cookies деректерін жібереді.</text:span></text:p>
            <text:p text:style-name="P3"><text:span text:style-name="T7"/></text:p>
            <text:p text:style-name="P3"><text:span text:style-name="T2">Cookies жаңарту: </text:span></text:p>
            <text:p text:style-name="P3"><text:span text:style-name="T8">Егер сайт cookies деректерін өзгерту қажет болса, ол браузерге жаңартылған деректерді қайта жібереді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6.67cm" svg:height="10.795cm" svg:x="0.635cm" svg:y="2.831cm">
          <draw:text-box>
            <text:p text:style-name="P5"><text:span text:style-name="T15">Cookies – бұл браузерде сақталатын кішкентай файлдар.</text:span></text:p>
            <text:p text:style-name="P5"><text:span text:style-name="T15">Сессия ID-ін сақтау үшін қолданылады</text:span></text:p>
            <text:p text:style-name="P5"><text:span text:style-name="T15">Мысалы, сервер сіздің логиніңізді тану үшін cookies-ті пайдаланады</text:span></text:p>
            <text:p text:style-name="P5"><text:span text:style-name="T15">Cookies-те деректер сақталса да, олар серверде емес, браузерде орналасады</text:span></text:p>
            <text:p text:style-name="P5"><text:span text:style-name="T15">Cookies арқылы сессия деректерін қорғау үшін қауіпсіздік шаралары (мысалы, HTTPS, HttpOnly) қолданылады.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Cookies және сессия байланыс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6.67cm" svg:height="10.795cm" svg:x="0.635cm" svg:y="2.831cm">
          <draw:text-box>
            <text:p text:style-name="P5"><text:span text:style-name="T9">Серверлік сессия (Server-side session)</text:span></text:p>
            <text:p text:style-name="P5"><text:span text:style-name="T10">Деректер серверде сақталады</text:span></text:p>
            <text:p text:style-name="P5"><text:span text:style-name="T10">Cookies тек сессия ID-ін сақтайды</text:span></text:p>
            <text:p text:style-name="P5"><text:span text:style-name="T10">Қауіпсіздігі жоғары</text:span></text:p>
            <text:p text:style-name="P5"><text:span text:style-name="T9">Клиенттік сессия (Client-side session)</text:span></text:p>
            <text:p text:style-name="P5"><text:span text:style-name="T10">Деректер браузерде немесе localStorage-та сақталады</text:span></text:p>
            <text:p text:style-name="P5"><text:span text:style-name="T10">Қолданушы деректерді көре және өзгерте алады</text:span></text:p>
            <text:p text:style-name="P5"><text:span text:style-name="T9">Микс түрі</text:span></text:p>
            <text:p text:style-name="P5"><text:span text:style-name="T10">Кейбір деректер серверде, кейбірі клиентте сақталады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ң түрлер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6.67cm" svg:height="10.795cm" svg:x="0.635cm" svg:y="2.831cm">
          <draw:text-box>
            <text:p text:style-name="P5"><text:span text:style-name="T9">Мысалы: PHP-де сессия жасау</text:span></text:p>
            <text:p text:style-name="P5"><text:span text:style-name="T16">&lt;?php</text:span></text:p>
            <text:p text:style-name="P5"><text:span text:style-name="T16">session_start(); // сессияны бастау</text:span></text:p>
            <text:p text:style-name="P5"><text:span text:style-name="T16">$_SESSION['username'] = 'Ali'; // деректі сақтау</text:span></text:p>
            <text:p text:style-name="P5"><text:span text:style-name="T16">echo 'Сәлем, ' . $_SESSION['username'];</text:span></text:p>
            <text:p text:style-name="P5"><text:span text:style-name="T16">?&gt;</text:span></text:p>
            <text:p text:style-name="P5"><text:span text:style-name="T5">Бұл код:</text:span></text:p>
            <text:p text:style-name="P5"><text:span text:style-name="T6">Серверде сессия жасайды</text:span></text:p>
            <text:p text:style-name="P5"><text:span text:style-name="T6">Пайдаланушы атын сақтайды</text:span></text:p>
            <text:p text:style-name="P5"><text:span text:style-name="T6">Келесі бетке өткенде де деректі пайдалануға мүмкіндік береді</text:span></text:p>
            <text:p text:style-name="P5"><text:span text:style-name="T10"/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 пайдалану мысалдары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6.67cm" svg:height="10.795cm" svg:x="0.635cm" svg:y="2.831cm">
          <draw:text-box>
            <text:p text:style-name="P5"><text:span text:style-name="T9">Сессияның артықшылықтары</text:span></text:p>
            <text:p text:style-name="P5"><text:span text:style-name="T6">Пайдаланушы деректерін уақытша сақтау</text:span></text:p>
            <text:p text:style-name="P5"><text:span text:style-name="T6">Қолданушыны тану, автоматты кіру мүмкіндігі</text:span></text:p>
            <text:p text:style-name="P5"><text:span text:style-name="T6">Веб-қолданбалардың қауіпсіздігін арттыру</text:span></text:p>
            <text:p text:style-name="P5"><text:span text:style-name="T6">Пайдаланушы тәжірибесін жақсарту (мысалы, себетті сақтау)</text:span></text:p>
            <text:p text:style-name="P5"><text:span text:style-name="T10"/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ң артықшылықтары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6.67cm" svg:height="10.795cm" svg:x="0.635cm" svg:y="2.831cm">
          <draw:text-box>
            <text:p text:style-name="P5"><text:span text:style-name="T9">Сессияны қолданғанда қауіпсіздік маңызды:</text:span></text:p>
            <text:p text:style-name="P5"><text:span text:style-name="T9">1. Session Hijacking</text:span><text:span text:style-name="T10"> – шабуылшы сессия ID-ін ұрлап, қолданушы атынан әрекет жасайды</text:span></text:p>
            <text:p text:style-name="P5"><text:span text:style-name="T9">2. Session Fixation</text:span><text:span text:style-name="T10"> – шабуылшы белгілі бір ID береді және оны пайдаланушы қабылдайды</text:span></text:p>
            <text:p text:style-name="P5"><text:span text:style-name="T9">3. Қауіпсіздік шаралары:</text:span></text:p>
            <text:p text:style-name="P5"><text:span text:style-name="T10"><text:tab/></text:span><text:span text:style-name="T10">HTTPS қолдану</text:span></text:p>
            <text:p text:style-name="P5"><text:span text:style-name="T10"><text:tab/></text:span><text:span text:style-name="T10">Cookies-де HttpOnly және Secure белгілерін қою</text:span></text:p>
            <text:p text:style-name="P5"><text:span text:style-name="T10"><text:tab/></text:span><text:span text:style-name="T10">Сессия уақытын шектеу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 қауіпсіздіг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8">Сессия деректері пайдаланушы мен сервер арасындағы байланысқа байланысты әртүрлі болады:</text:span></text:p>
            <text:p text:style-name="P5"><text:span text:style-name="T2">Пайдаланушы туралы ақпарат</text:span></text:p>
            <text:p text:style-name="P5"><text:span text:style-name="T8"><text:tab/></text:span><text:span text:style-name="T8">Логин, аты-жөні, рөлдері</text:span></text:p>
            <text:p text:style-name="P5"><text:span text:style-name="T8"><text:tab/></text:span><text:span text:style-name="T8">Мысалы, админ немесе қарапайым пайдаланушы</text:span></text:p>
            <text:p text:style-name="P5"><text:span text:style-name="T2">Бағдарламалық параметрлер</text:span></text:p>
            <text:p text:style-name="P5"><text:span text:style-name="T8"><text:tab/></text:span><text:span text:style-name="T8">Тіл таңдауы, интерфейс баптаулары</text:span></text:p>
            <text:p text:style-name="P5"><text:span text:style-name="T8"><text:tab/></text:span><text:span text:style-name="T8">Пайдаланушының көрініс параметрлері (тақырып, түс схемасы)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 деректерінің түрлер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5">Тапсырыс және себет деректері</text:span></text:p>
            <text:p text:style-name="P5"><text:span text:style-name="T6"><text:tab/></text:span><text:span text:style-name="T6">Онлайн-дүкенде пайдаланушының себеттегі заттары</text:span></text:p>
            <text:p text:style-name="P5"><text:span text:style-name="T6"><text:tab/></text:span><text:span text:style-name="T6">Тапсырыс статусы</text:span></text:p>
            <text:p text:style-name="P5"><text:span text:style-name="T5">Уақытша деректер</text:span></text:p>
            <text:p text:style-name="P5"><text:span text:style-name="T6"><text:tab/></text:span><text:span text:style-name="T6">Сессияның басталуы және соңғы белсенділік уақыты</text:span></text:p>
            <text:p text:style-name="P5"><text:span text:style-name="T6"><text:tab/></text:span><text:span text:style-name="T6">Уақытша токендер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 деректерінің түрлер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5">Сессияның жүрегі – ID, ол бірегейлік үшін қажет:</text:span></text:p>
            <text:p text:style-name="P5"><text:span text:style-name="T6"><text:tab/></text:span><text:span text:style-name="T5">Уникалды мән </text:span><text:span text:style-name="T6">– әрбір пайдаланушыға жеке ID беріледі</text:span></text:p>
            <text:p text:style-name="P5"><text:span text:style-name="T6"><text:tab/></text:span><text:span text:style-name="T5">Қауіпсіздік</text:span><text:span text:style-name="T6"> – ұзын, кездейсоқ таңбалардан тұруы керек</text:span></text:p>
            <text:p text:style-name="P5"><text:span text:style-name="T6"><text:tab/></text:span><text:span text:style-name="T5">Мысал:</text:span><text:span text:style-name="T6"> 4f1c8d2a9e7b6f0d</text:span></text:p>
            <text:p text:style-name="P5"><text:span text:style-name="T6"><text:tab/></text:span><text:span text:style-name="T5">Тұрақтылық </text:span><text:span text:style-name="T6">– сессия аяқталған соң ID жойылады, браузерде cookies автоматты түрде өшеді</text:span></text:p>
            <text:p text:style-name="P5"><text:span text:style-name="T5">Сессия ID-ін қорғау әдістері:</text:span></text:p>
            <text:p text:style-name="P5"><text:span text:style-name="T6"><text:tab/></text:span><text:span text:style-name="T5">HTTPS</text:span><text:span text:style-name="T6"> арқылы жіберу</text:span></text:p>
            <text:p text:style-name="P5"><text:span text:style-name="T6"><text:tab/></text:span><text:span text:style-name="T5">HttpOnly</text:span><text:span text:style-name="T6"> және Secure белгілері</text:span></text:p>
            <text:p text:style-name="P5"><text:span text:style-name="T6"><text:tab/></text:span><text:span text:style-name="T6">I</text:span><text:span text:style-name="T5">D-ді</text:span><text:span text:style-name="T6"> кездейсоқ генерациялау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 идентификаторлары (Session ID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8">Сессияның бірнеше кезеңі бар:</text:span></text:p>
            <text:p text:style-name="P5"><text:span text:style-name="T2">1. Басталу (Creation)</text:span></text:p>
            <text:p text:style-name="P5"><text:span text:style-name="T8"><text:tab/></text:span><text:span text:style-name="T8">Пайдаланушы сайтқа кіргенде сессия жасалады</text:span></text:p>
            <text:p text:style-name="P5"><text:span text:style-name="T8"><text:tab/></text:span><text:span text:style-name="T8">Сервер сессияны тіркеп, ID береді</text:span></text:p>
            <text:p text:style-name="P5"><text:span text:style-name="T2">2. Пайдалану (Usage)</text:span></text:p>
            <text:p text:style-name="P5"><text:span text:style-name="T8"><text:tab/></text:span><text:span text:style-name="T8">Пайдаланушы әрекеттері серверде тіркеледі</text:span></text:p>
            <text:p text:style-name="P5"><text:span text:style-name="T8"><text:tab/></text:span><text:span text:style-name="T8">Cookies арқылы идентификатор беріледі</text:span></text:p>
            <text:p text:style-name="P5"><text:span text:style-name="T2">3. Белсенділік (Activity Tracking)</text:span></text:p>
            <text:p text:style-name="P5"><text:span text:style-name="T8"><text:tab/></text:span><text:span text:style-name="T8">Соңғы әрекет уақытын сақтау</text:span></text:p>
            <text:p text:style-name="P5"><text:span text:style-name="T8"><text:tab/></text:span><text:span text:style-name="T8">Белсенді емес пайдаланушыны автоматты шығару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ң өмір цикл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8">Веб-дамуда сессияны дұрыс басқару маңызды, себебі ол қауіпсіздік пен тәжірибені жақсартады:</text:span></text:p>
            <text:p text:style-name="P5"><text:span text:style-name="T2">1. Қысқа өмір сүру уақыты</text:span></text:p>
            <text:p text:style-name="P5"><text:span text:style-name="T8"><text:tab/></text:span><text:span text:style-name="T8">Белсенділік жоқ кезде автоматты шығару</text:span></text:p>
            <text:p text:style-name="P5"><text:span text:style-name="T2">2. Қауіпсіз идентификаторлар</text:span></text:p>
            <text:p text:style-name="P5"><text:span text:style-name="T8"><text:tab/></text:span><text:span text:style-name="T8">Кездейсоқ, ұзын және күрделі ID</text:span></text:p>
            <text:p text:style-name="P5"><text:span text:style-name="T2">3. HTTPS пайдалану</text:span></text:p>
            <text:p text:style-name="P5"><text:span text:style-name="T8"><text:tab/></text:span><text:span text:style-name="T8">Деректерді шифрлау</text:span></text:p>
            <text:p text:style-name="P5"><text:span text:style-name="T2">4. HttpOnly және Secure cookies</text:span></text:p>
            <text:p text:style-name="P5"><text:span text:style-name="T8"><text:tab/></text:span><text:span text:style-name="T8">JavaScript арқылы оқу немесе өзгерту мүмкіндігін болдырмау</text:span></text:p>
            <text:p text:style-name="P5"><text:span text:style-name="T2">5. Регулярлық сессия тазалау</text:span></text:p>
            <text:p text:style-name="P5"><text:span text:style-name="T8"><text:tab/></text:span><text:span text:style-name="T8">Сервердегі ескірген деректерді жою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 басқарудың ең жақсы тәжірибелер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draw:style-name="gr2" draw:text-style-name="P7" draw:layer="layout" svg:width="26.67cm" svg:height="10.795cm" svg:x="0.635cm" svg:y="2.831cm">
          <draw:text-box>
            <text:p text:style-name="P5"><text:span text:style-name="T13">Қорытынды</text:span></text:p>
            <text:p text:style-name="P5"><text:span text:style-name="T14">Сессиялар веб-қолданбаларда деректерді уақытша сақтау мен пайдаланушыны бақылау үшін маңызды. Cookies арқылы сессия идентификаторлары сақталады, бұл серверге пайдаланушыны тануға мүмкіндік береді. Сессияларды дұрыс пайдалану веб-сайт қауіпсіздігі мен ыңғайлылығын арттырады.</text:span></text:p>
          </draw:text-box>
        </draw:frame>
        <draw:frame presentation:style-name="pr5" draw:text-style-name="P1" draw:layer="layout" svg:width="23cm" svg:height="1.75cm" svg:x="1.5cm" svg:y="0.5cm" presentation:class="title">
          <draw:text-box>
            <text:p><text:span text:style-name="T1">Сессияны басқарудың ең жақсы тәжірибелері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30T17:29:00.814854714</meta:creation-date>
    <meta:editing-duration>PT40M1S</meta:editing-duration>
    <meta:editing-cycles>20</meta:editing-cycles>
    <meta:generator>LibreOffice/7.3.7.2$Linux_X86_64 LibreOffice_project/30$Build-2</meta:generator>
    <dc:title>Pencil</dc:title>
    <dc:date>2025-10-30T22:14:13.309641793</dc:date>
    <meta:document-statistic meta:object-count="112"/>
  </office:meta>
</office:document-meta>
</file>